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cm" svg:stroke-color="#009de0" svg:stroke-opacity="100%" draw:stroke-linejoin="miter" draw:fill="none" draw:fill-color="#000000" fo:padding-top="0.325cm" fo:padding-bottom="0.325cm" fo:padding-left="0.45cm" fo:padding-right="0.45cm"/>
    </style:style>
  </office:automatic-styles>
  <office:body>
    <office:drawing>
      <draw:page draw:name="Page-1" draw:style-name="dp1" draw:master-page-name="Default">
        <office:forms form:automatic-focus="false" form:apply-design-mode="false"/>
        <draw:path draw:style-name="gr1" draw:layer="layout" svg:width="9.53cm" svg:height="25.4cm" svg:x="-0.8cm" svg:y="4.9cm" svg:viewBox="0 0 9531 25401" svg:d="M9531 25401v-23667c0-5-1-8-1-13v-1c0-9 0-17 0-27 0-29-1-53-3-81-17-324-107-592-287-858-179-267-395-451-688-588-236-111-458-162-723-166h-58-777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09-27T10:36:34.056194501</dc:date>
    <dc:creator>Matthias Weis</dc:creator>
    <meta:editing-duration>P0D</meta:editing-duration>
    <meta:editing-cycles>1</meta:editing-cycles>
    <meta:document-statistic meta:object-count="1"/>
  </office:meta>
</office:document-meta>
</file>